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text-properties officeooo:rsid="00169382" officeooo:paragraph-rsid="00169382"/>
    </style:style>
    <style:style style:name="P2" style:family="paragraph" style:parent-style-name="Text_20_body">
      <style:text-properties officeooo:rsid="0017d6a6" officeooo:paragraph-rsid="0017d6a6"/>
    </style:style>
    <style:style style:name="P3" style:family="paragraph" style:parent-style-name="Heading_20_1">
      <style:paragraph-properties fo:text-align="center" style:justify-single-word="false"/>
      <style:text-properties officeooo:rsid="00169382" officeooo:paragraph-rsid="00169382"/>
    </style:style>
    <style:style style:name="P4" style:family="paragraph" style:parent-style-name="Text_20_body">
      <style:text-properties officeooo:rsid="00169382" officeooo:paragraph-rsid="00169382"/>
    </style:style>
    <style:style style:name="P5" style:family="paragraph" style:parent-style-name="Text_20_body">
      <style:text-properties officeooo:rsid="0018d377" officeooo:paragraph-rsid="001eee37"/>
    </style:style>
    <style:style style:name="P6" style:family="paragraph" style:parent-style-name="Text_20_body">
      <style:text-properties officeooo:rsid="001eee37" officeooo:paragraph-rsid="001eee37"/>
    </style:style>
    <style:style style:name="P7" style:family="paragraph" style:parent-style-name="Bibliography_20_1">
      <style:paragraph-properties>
        <style:tab-stops/>
      </style:paragraph-properties>
    </style:style>
    <style:style style:name="T1" style:family="text">
      <style:text-properties officeooo:rsid="0017d6a6"/>
    </style:style>
    <style:style style:name="T2" style:family="text">
      <style:text-properties officeooo:rsid="0018d377"/>
    </style:style>
    <style:style style:name="T3" style:family="text">
      <style:text-properties officeooo:rsid="001a26f5"/>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P3" text:outline-level="1">Searching Algorithms – 122COM</text:h>
      <text:p text:style-name="P4">During the initial stages of planning our ALL project game I had to re<text:span text:style-name="T1">search searching algorithms for implementation into our game idea. Initially finding algorithms that would fit into our game was the hardest part, so modification of how variables within the game were going to be stored and how we would manipulate them to be able to use algorithms such as linear search and dijkstras.</text:span></text:p>
      <text:p text:style-name="P2">In the end I found a combination of dijkstras <text:span text:style-name="T2">followed by manipulating the data received by the dijkstras algorithm with a linear search gave the user a simple but effective idea on item locations.</text:span></text:p>
      <text:p text:style-name="P2"/>
      <text:p text:style-name="P5">In the end the linear seaching algorithm cane out as the simple and most effective choice to implement both in terms of recourse use and time spent implementing it. The linear search algorithm <text:span text:style-name="T3">is a very basic one in functionality. The algorithm will search through each item in a list until it reaches the required value or until the algorithm reaches the last element in the list. This means that the algorithm can be efficient if a large list is imported and the required item is found near the start, but the average case for linearsearch is an efficiency of <text:s/>(n+1)/2 </text:span><text:span text:style-name="T3"><text:bibliography-mark text:identifier="LS01" text:bibliography-type="www" text:address="http://www.macs.hw.ac.uk/~pjbk/pathways/cpp2/node56.html" text:author="Peter KIng" text:month="01" text:publisher="Peter KIng" text:title="6.1.1 Linear Search" text:year="1998" text:url="http://www.macs.hw.ac.uk/~pjbk/pathways/cpp2/node56.html">[LS01]</text:bibliography-mark></text:span><text:span text:style-name="T3"> The algorithm works on both softed and unsorted lists meaning that use of other sort algorithms between the two search algorithms was not nessecary. There is a downside of linearsearch due to it's efficiency it's use on large lists may become unfeasible in certain situations as the efficiency scales linearly over a divide and conquer algorithm such as the binary-search algorithm.</text:span></text:p>
      <text:p text:style-name="P5"><text:span text:style-name="T3"><text:s/>The second algorithm that I have implemented within our ALL project is dijkstra's algorithm. I have implemented this as a way of finding the closest engine item that is placed on the map. Dijkstra's works by adding nodes to a graph with the trailer location followed by the target location and the distance between the two. The algorithm then works out the distance from a starting and ending point it is given based off the the values provided when creating the graph. <text:s/>This algorithm is very effective for finding the straight to point of a object but within a game concept I was not able to feasibly implemenet the algorithm to detect collision, <text:s/>in later research I found out that this was possible by extending on dijkstras algorithm to create the A* algorithm, a pathfinding algorithm commonly found within games. As this was not feasible to implement within our game plan and information was brought fourth at a late stage in the project development on the A* algorithm was not possible but was considered.</text:span></text:p>
      <text:p text:style-name="P6">In conclusion research was done into many different search-algorithms with lots of different use cases, due to the nature of our game and the information we were handling implemantation of the linear algorithm and dijkstras gave all the functionality that I set out to implement so implementation of A* and Binary search were not required or was just not fit for purpose.</text:p>
      <text:p text:style-name="P6"/>
      <text:p text:style-name="P6"/>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text:soft-page-break/>Bibliography</text:p>
          </text:index-title>
          <text:p text:style-name="P7">LS01: Peter KIng, 6.1.1 Linear Search, 1998, http://www.macs.hw.ac.uk/~pjbk/pathways/cpp2/node56.html</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499cm" style:num-format="1" text:number-position="left" text:increment="5"/>
  </office:styles>
  <office:automatic-styles>
    <style:style style:name="MP1" style:family="paragraph" style:parent-style-name="Header">
      <style:text-properties officeooo:rsid="00169382" officeooo:paragraph-rsid="0016938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Jonathan Salm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dsalmon </meta:initial-creator>
    <meta:creation-date>2016-03-12T14:13:50.634844464</meta:creation-date>
    <dc:date>2016-03-12T16:11:54.429216948</dc:date>
    <dc:creator>jdsalmon </dc:creator>
    <meta:editing-duration>PT41M21S</meta:editing-duration>
    <meta:editing-cycles>6</meta:editing-cycles>
    <meta:generator>LibreOffice/4.3.3.2$Linux_X86_64 LibreOffice_project/430m0$Build-2</meta:generator>
    <meta:document-statistic meta:table-count="0" meta:image-count="0" meta:object-count="0" meta:page-count="2" meta:paragraph-count="9" meta:word-count="513" meta:character-count="3087" meta:non-whitespace-character-count="2578"/>
  </office:meta>
</office:document-meta>
</file>